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4e1" officeooo:paragraph-rsid="0004f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 </text:p>
      <text:p text:style-name="P1"/>
      <text:p text:style-name="P1">pourquoi lorsqu’on utilise une carte différente de la carte attendue, cela ne fonctionne pas ?</text:p>
      <text:p text:style-name="P1">Différence de fréquence d’utilisation ?</text:p>
      <text:p text:style-name="P1">Peut on caractériser un système grâce à sa fréquence de coupure </text:p>
      <text:p text:style-name="P1">PASSE BANDE → LC</text:p>
      <text:p text:style-name="P1">comment caractériser ce système ? Fréquence de coupure? Gain particulier pour fréquence particulière ?Autre chose ?</text:p>
      <text:p text:style-name="P1">limite frabrication à la chaine compliquée et nombre de gabarit limité car le récepteur n’est pas prévu pour recevoir une infinité de fréquences différen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11:24:36.242000000</meta:creation-date>
    <dc:date>2022-10-11T11:55:12.063000000</dc:date>
    <meta:editing-duration>PT20M25S</meta:editing-duration>
    <meta:editing-cycles>1</meta:editing-cycles>
    <meta:document-statistic meta:table-count="0" meta:image-count="0" meta:object-count="0" meta:page-count="1" meta:paragraph-count="7" meta:word-count="76" meta:character-count="490" meta:non-whitespace-character-count="418"/>
    <meta:generator>LibreOffice/6.2.6.2$Windows_X86_64 LibreOffice_project/684e730861356e74889dfe6dbddd3562aae2e6ad</meta:generator>
  </office:meta>
</office:document-meta>
</file>